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fc201" officeooo:paragraph-rsid="000fc201"/>
    </style:style>
    <style:style style:name="P2" style:family="paragraph" style:parent-style-name="Standard">
      <style:text-properties officeooo:rsid="00113dc9" officeooo:paragraph-rsid="00113dc9"/>
    </style:style>
    <style:style style:name="P3" style:family="paragraph" style:parent-style-name="Standard">
      <style:text-properties officeooo:rsid="0012e3c6" officeooo:paragraph-rsid="0012e3c6"/>
    </style:style>
    <style:style style:name="T1" style:family="text">
      <style:text-properties officeooo:rsid="00113dc9"/>
    </style:style>
    <style:style style:name="T2" style:family="text">
      <style:text-properties officeooo:rsid="0012e3c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very problems have their solutions.</text:p>
      <text:p text:style-name="P1"/>
      <text:p text:style-name="P1">Firstly, I would say that a good web API rely on how its problematic <text:span text:style-name="T1">is</text:span> apprehended. I believe that being proactive <text:span text:style-name="T1">is a quality because it gives a better way to abstract the problem to solve.</text:span></text:p>
      <text:p text:style-name="P2"/>
      <text:p text:style-name="P2">I think a good web API must take care of the change management process. <text:span text:style-name="T2">recently</text:span> I worked using the instagram web API and many changes will occur until the end of 2018. It is a bad things to introduce break changes to existing endpoints. <text:span text:style-name="T2">Because it breaks everything that developer made on their side. What exists should be kept as long as it is stable.</text:span></text:p>
      <text:p text:style-name="P2"/>
      <text:p text:style-name="P3">Also another things that could be part of the process is KISS. I would expose only what is needed and in the same process I would try to be semantically <text:s/>correct. I know it is hard to find the right semantic sometimes but I would not create something that return confusing status code.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1T17:40:25.548490266</meta:creation-date>
    <dc:date>2018-05-21T18:16:44.724070295</dc:date>
    <meta:editing-duration>PT10M38S</meta:editing-duration>
    <meta:editing-cycles>1</meta:editing-cycles>
    <meta:document-statistic meta:table-count="0" meta:image-count="0" meta:object-count="0" meta:page-count="1" meta:paragraph-count="4" meta:word-count="159" meta:character-count="866" meta:non-whitespace-character-count="710"/>
    <meta:generator>LibreOffice/6.0.3.2$Linux_X86_64 LibreOffice_project/00m0$Build-2</meta:generator>
  </office:meta>
</office:document-meta>
</file>